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4ea1" officeooo:paragraph-rsid="00164ea1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164ea1" officeooo:paragraph-rsid="00164ea1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officeooo:rsid="00164ea1" officeooo:paragraph-rsid="001812e2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164ea1" officeooo:paragraph-rsid="00164ea1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269e82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19f764" officeooo:paragraph-rsid="0019f764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1b9167" officeooo:paragraph-rsid="001b9167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269e82" officeooo:paragraph-rsid="00269e82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officeooo:rsid="002a1f7c" officeooo:paragraph-rsid="002a1f7c"/>
    </style:style>
    <style:style style:name="T1" style:family="text">
      <style:text-properties officeooo:rsid="001812e2"/>
    </style:style>
    <style:style style:name="T2" style:family="text">
      <style:text-properties officeooo:rsid="0019d36b"/>
    </style:style>
    <style:style style:name="T3" style:family="text">
      <style:text-properties officeooo:rsid="0019f764"/>
    </style:style>
    <style:style style:name="T4" style:family="text">
      <style:text-properties fo:background-color="#ff3300" loext:char-shading-value="0"/>
    </style:style>
    <style:style style:name="T5" style:family="text">
      <style:text-properties officeooo:rsid="001b6b80"/>
    </style:style>
    <style:style style:name="T6" style:family="text">
      <style:text-properties style:font-name="Liberation Serif1" officeooo:rsid="001812e2"/>
    </style:style>
    <style:style style:name="T7" style:family="text">
      <style:text-properties officeooo:rsid="00215f06"/>
    </style:style>
    <style:style style:name="T8" style:family="text">
      <style:text-properties officeooo:rsid="00269e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p text:style-name="P2">Fonctions Principales</text:p>
      <text:p text:style-name="P2"/>
      <text:p text:style-name="P2"><text:s/>I ) <text:s/>Afficher des <text:span text:style-name="T3">formes simples</text:span> <text:span text:style-name="T2">sur un écran LED</text:span> envoyées depuis l’Arduino <text:span text:style-name="T2">(1 séance)</text:span></text:p>
      <text:p text:style-name="P2"/>
      <text:p text:style-name="P2"/>
      <text:p text:style-name="P2"><text:span text:style-name="T2">II</text:span> ) <text:s/>Envoye<text:span text:style-name="T3">r</text:span> des informations depuis le téléphone jusqu’à l’Arduino via BlueTooth <text:span text:style-name="T2">(1 séance)</text:span></text:p>
      <text:p text:style-name="P2"/>
      <text:p text:style-name="P3"><text:span text:style-name="T2">III</text:span> ) <text:s/>Opérer une Transformation Rapide de Fourier (<text:span text:style-name="T1">FFT en anglais</text:span>) via <text:span text:style-name="T1">l’Arduino (2 séances)</text:span></text:p>
      <text:p text:style-name="P2"/>
      <text:p text:style-name="P2"><text:span text:style-name="T2">IV</text:span> ) <text:s/>Afficher le résultat de la <text:span text:style-name="T1">FFT</text:span> d’une façon à la fois informative et esthétique <text:span text:style-name="T2">(1 à 2 séances)</text:span></text:p>
      <text:p text:style-name="P2"/>
      <text:p text:style-name="P2"><text:span text:style-name="T2">V</text:span> ) Appliquer les connaissances et fonctions pré<text:span text:style-name="T1">cédentes pour différentes applications (Séances restantes)</text:span><text:span text:style-name="T6">.</text:span></text:p>
      <text:p text:style-name="P2"/>
      <text:p text:style-name="P2"/>
      <text:p text:style-name="P7">Attribution du travail =</text:p>
      <text:p text:style-name="P7">- Théo = Recherche sur l’étape suivante du CDC <text:span text:style-name="T8">et autres informations</text:span>, débug <text:span text:style-name="T7">et programmation</text:span>, <text:span text:style-name="T7">travail sur l’affichage</text:span>, <text:span text:style-name="T8">FFT</text:span></text:p>
      <text:p text:style-name="P7">- Thomas <text:span text:style-name="T7">= Programmation, Montage, Bluetooth, Application Android</text:span></text:p>
      <text:p text:style-name="P2"/>
      <text:p text:style-name="P8">Répartition du travail (séances) =</text:p>
      <text:p text:style-name="P5"><text:span text:style-name="T8">- Séance 1 (3-12) = travail en duo, Ecran LED, Affichage</text:span></text:p>
      <text:p text:style-name="P5"><text:span text:style-name="T8">- Séance 2 (10-12) = (Thomas) BlueTooth (Théo) Recherche sur les modules de FFT Arduino, CDC et Diagramme de Gant</text:span></text:p>
      <text:p text:style-name="P5">- <text:span text:style-name="T8">Séance 3 (17-12) = (Thomas et Théo) FFT, avec recherches</text:span></text:p>
      <text:p text:style-name="P5"><text:span text:style-name="T8">- Séance 4 = FFT (autre méthode), amélioration potentielle de la vitesse de traitement de la FFT, affichage</text:span></text:p>
      <text:p text:style-name="P2"/>
      <text:p text:style-name="P9">Diagramme de Gantt</text:p>
      <text:p text:style-name="P2"/>
      <text:p text:style-name="P2"><text:tab/><text:tab/> <text:s text:c="2"/><text:span text:style-name="T3">Séance 1<text:tab/>Séance 2<text:tab/>Séance 3<text:tab/>Séance 4</text:span></text:p>
      <text:p text:style-name="P2"/>
      <text:p text:style-name="P6">I) Ecran LED<text:tab/> <text:span text:style-name="T4"><text:s text:c="18"/></text:span></text:p>
      <text:p text:style-name="P6"/>
      <text:p text:style-name="P6">II) BlueTooth <text:s text:c="22"/><text:span text:style-name="T4"><text:s text:c="19"/></text:span></text:p>
      <text:p text:style-name="P6"/>
      <text:p text:style-name="P6">III) FFT<text:tab/><text:tab/> <text:s text:c="8"/><text:span text:style-name="T4"><text:s text:c="68"/></text:span></text:p>
      <text:p text:style-name="P6"/>
      <text:p text:style-name="P6">IV) Affichage <text:s/><text:span text:style-name="T4"><text:s text:c="19"/></text:span><text:s text:c="49"/><text:span text:style-name="T4"><text:s text:c="20"/></text:span></text:p>
      <text:p text:style-name="P6"/>
      <text:p text:style-name="P6">V) Autres apps <text:s text:c="19"/><text:span text:style-name="T5">Séances restantes disponib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47:25.630679416</meta:creation-date>
    <dc:date>2018-12-10T12:33:07.836750449</dc:date>
    <meta:editing-duration>PT41M2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04" meta:character-count="1497" meta:non-whitespace-character-count="1055"/>
  </office:meta>
</office:document-meta>
</file>